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IF([.A1]&gt;=40; IF([.B1]&gt;=50; [.C1]+[.D1]*1.5-50; &quot;&quot;); IF(AND([.A1]&gt;=32; [.A1]&lt;=39; [.B1]&gt;=40); [.C1]+[.D1]*1.5-40; IF([.A1]&lt;32; 0; &quot;&quot;)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A2]&gt;=40; IF([.B2]&gt;=50; [.C2]+[.D2]*1.5-50; &quot;&quot;); IF(AND([.A2]&gt;=32; [.A2]&lt;=39; [.B2]&gt;=40); [.C2]+[.D2]*1.5-40; IF([.A2]&lt;32; 0; &quot;&quot;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IF([.A3]&gt;=40; IF([.B3]&gt;=50; [.C3]+[.D3]*1.5-50; &quot;&quot;); IF(AND([.A3]&gt;=32; [.A3]&lt;=39; [.B3]&gt;=40); [.C3]+[.D3]*1.5-40; IF([.A3]&lt;32; 0; &quot;&quot;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IF([.A4]&gt;=40; IF([.B4]&gt;=50; [.C4]+[.D4]*1.5-50; &quot;&quot;); IF(AND([.A4]&gt;=32; [.A4]&lt;=39; [.B4]&gt;=40); [.C4]+[.D4]*1.5-40; IF([.A4]&lt;32; 0; &quot;&quot;)))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formula="of:=IF([.A5]&gt;=40; IF([.B5]&gt;=50; [.C5]+[.D5]*1.5-50; &quot;&quot;); IF(AND([.A5]&gt;=32; [.A5]&lt;=39; [.B5]&gt;=40); [.C5]+[.D5]*1.5-40; IF([.A5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6]&gt;=40; IF([.B6]&gt;=50; [.C6]+[.D6]*1.5-50; &quot;&quot;); IF(AND([.A6]&gt;=32; [.A6]&lt;=39; [.B6]&gt;=40); [.C6]+[.D6]*1.5-40; IF([.A6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7]&gt;=40; IF([.B7]&gt;=50; [.C7]+[.D7]*1.5-50; &quot;&quot;); IF(AND([.A7]&gt;=32; [.A7]&lt;=39; [.B7]&gt;=40); [.C7]+[.D7]*1.5-40; IF([.A7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8]&gt;=40; IF([.B8]&gt;=50; [.C8]+[.D8]*1.5-50; &quot;&quot;); IF(AND([.A8]&gt;=32; [.A8]&lt;=39; [.B8]&gt;=40); [.C8]+[.D8]*1.5-40; IF([.A8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9]&gt;=40; IF([.B9]&gt;=50; [.C9]+[.D9]*1.5-50; &quot;&quot;); IF(AND([.A9]&gt;=32; [.A9]&lt;=39; [.B9]&gt;=40); [.C9]+[.D9]*1.5-40; IF([.A9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0]&gt;=40; IF([.B10]&gt;=50; [.C10]+[.D10]*1.5-50; &quot;&quot;); IF(AND([.A10]&gt;=32; [.A10]&lt;=39; [.B10]&gt;=40); [.C10]+[.D10]*1.5-40; IF([.A10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1]&gt;=40; IF([.B11]&gt;=50; [.C11]+[.D11]*1.5-50; &quot;&quot;); IF(AND([.A11]&gt;=32; [.A11]&lt;=39; [.B11]&gt;=40); [.C11]+[.D11]*1.5-40; IF([.A11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2]&gt;=40; IF([.B12]&gt;=50; [.C12]+[.D12]*1.5-50; &quot;&quot;); IF(AND([.A12]&gt;=32; [.A12]&lt;=39; [.B12]&gt;=40); [.C12]+[.D12]*1.5-40; IF([.A12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3]&gt;=40; IF([.B13]&gt;=50; [.C13]+[.D13]*1.5-50; &quot;&quot;); IF(AND([.A13]&gt;=32; [.A13]&lt;=39; [.B13]&gt;=40); [.C13]+[.D13]*1.5-40; IF([.A13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4]&gt;=40; IF([.B14]&gt;=50; [.C14]+[.D14]*1.5-50; &quot;&quot;); IF(AND([.A14]&gt;=32; [.A14]&lt;=39; [.B14]&gt;=40); [.C14]+[.D14]*1.5-40; IF([.A14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5]&gt;=40; IF([.B15]&gt;=50; [.C15]+[.D15]*1.5-50; &quot;&quot;); IF(AND([.A15]&gt;=32; [.A15]&lt;=39; [.B15]&gt;=40); [.C15]+[.D15]*1.5-40; IF([.A15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6]&gt;=40; IF([.B16]&gt;=50; [.C16]+[.D16]*1.5-50; &quot;&quot;); IF(AND([.A16]&gt;=32; [.A16]&lt;=39; [.B16]&gt;=40); [.C16]+[.D16]*1.5-40; IF([.A16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7]&gt;=40; IF([.B17]&gt;=50; [.C17]+[.D17]*1.5-50; &quot;&quot;); IF(AND([.A17]&gt;=32; [.A17]&lt;=39; [.B17]&gt;=40); [.C17]+[.D17]*1.5-40; IF([.A17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8]&gt;=40; IF([.B18]&gt;=50; [.C18]+[.D18]*1.5-50; &quot;&quot;); IF(AND([.A18]&gt;=32; [.A18]&lt;=39; [.B18]&gt;=40); [.C18]+[.D18]*1.5-40; IF([.A18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19]&gt;=40; IF([.B19]&gt;=50; [.C19]+[.D19]*1.5-50; &quot;&quot;); IF(AND([.A19]&gt;=32; [.A19]&lt;=39; [.B19]&gt;=40); [.C19]+[.D19]*1.5-40; IF([.A19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0]&gt;=40; IF([.B20]&gt;=50; [.C20]+[.D20]*1.5-50; &quot;&quot;); IF(AND([.A20]&gt;=32; [.A20]&lt;=39; [.B20]&gt;=40); [.C20]+[.D20]*1.5-40; IF([.A20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1]&gt;=40; IF([.B21]&gt;=50; [.C21]+[.D21]*1.5-50; &quot;&quot;); IF(AND([.A21]&gt;=32; [.A21]&lt;=39; [.B21]&gt;=40); [.C21]+[.D21]*1.5-40; IF([.A21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2]&gt;=40; IF([.B22]&gt;=50; [.C22]+[.D22]*1.5-50; &quot;&quot;); IF(AND([.A22]&gt;=32; [.A22]&lt;=39; [.B22]&gt;=40); [.C22]+[.D22]*1.5-40; IF([.A22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3]&gt;=40; IF([.B23]&gt;=50; [.C23]+[.D23]*1.5-50; &quot;&quot;); IF(AND([.A23]&gt;=32; [.A23]&lt;=39; [.B23]&gt;=40); [.C23]+[.D23]*1.5-40; IF([.A23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4]&gt;=40; IF([.B24]&gt;=50; [.C24]+[.D24]*1.5-50; &quot;&quot;); IF(AND([.A24]&gt;=32; [.A24]&lt;=39; [.B24]&gt;=40); [.C24]+[.D24]*1.5-40; IF([.A24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5]&gt;=40; IF([.B25]&gt;=50; [.C25]+[.D25]*1.5-50; &quot;&quot;); IF(AND([.A25]&gt;=32; [.A25]&lt;=39; [.B25]&gt;=40); [.C25]+[.D25]*1.5-40; IF([.A25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6]&gt;=40; IF([.B26]&gt;=50; [.C26]+[.D26]*1.5-50; &quot;&quot;); IF(AND([.A26]&gt;=32; [.A26]&lt;=39; [.B26]&gt;=40); [.C26]+[.D26]*1.5-40; IF([.A26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7]&gt;=40; IF([.B27]&gt;=50; [.C27]+[.D27]*1.5-50; &quot;&quot;); IF(AND([.A27]&gt;=32; [.A27]&lt;=39; [.B27]&gt;=40); [.C27]+[.D27]*1.5-40; IF([.A27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8]&gt;=40; IF([.B28]&gt;=50; [.C28]+[.D28]*1.5-50; &quot;&quot;); IF(AND([.A28]&gt;=32; [.A28]&lt;=39; [.B28]&gt;=40); [.C28]+[.D28]*1.5-40; IF([.A28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29]&gt;=40; IF([.B29]&gt;=50; [.C29]+[.D29]*1.5-50; &quot;&quot;); IF(AND([.A29]&gt;=32; [.A29]&lt;=39; [.B29]&gt;=40); [.C29]+[.D29]*1.5-40; IF([.A29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30]&gt;=40; IF([.B30]&gt;=50; [.C30]+[.D30]*1.5-50; &quot;&quot;); IF(AND([.A30]&gt;=32; [.A30]&lt;=39; [.B30]&gt;=40); [.C30]+[.D30]*1.5-40; IF([.A30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31]&gt;=40; IF([.B31]&gt;=50; [.C31]+[.D31]*1.5-50; &quot;&quot;); IF(AND([.A31]&gt;=32; [.A31]&lt;=39; [.B31]&gt;=40); [.C31]+[.D31]*1.5-40; IF([.A31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32]&gt;=40; IF([.B32]&gt;=50; [.C32]+[.D32]*1.5-50; &quot;&quot;); IF(AND([.A32]&gt;=32; [.A32]&lt;=39; [.B32]&gt;=40); [.C32]+[.D32]*1.5-40; IF([.A32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33]&gt;=40; IF([.B33]&gt;=50; [.C33]+[.D33]*1.5-50; &quot;&quot;); IF(AND([.A33]&gt;=32; [.A33]&lt;=39; [.B33]&gt;=40); [.C33]+[.D33]*1.5-40; IF([.A33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34]&gt;=40; IF([.B34]&gt;=50; [.C34]+[.D34]*1.5-50; &quot;&quot;); IF(AND([.A34]&gt;=32; [.A34]&lt;=39; [.B34]&gt;=40); [.C34]+[.D34]*1.5-40; IF([.A34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35]&gt;=40; IF([.B35]&gt;=50; [.C35]+[.D35]*1.5-50; &quot;&quot;); IF(AND([.A35]&gt;=32; [.A35]&lt;=39; [.B35]&gt;=40); [.C35]+[.D35]*1.5-40; IF([.A35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36]&gt;=40; IF([.B36]&gt;=50; [.C36]+[.D36]*1.5-50; &quot;&quot;); IF(AND([.A36]&gt;=32; [.A36]&lt;=39; [.B36]&gt;=40); [.C36]+[.D36]*1.5-40; IF([.A36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37]&gt;=40; IF([.B37]&gt;=50; [.C37]+[.D37]*1.5-50; &quot;&quot;); IF(AND([.A37]&gt;=32; [.A37]&lt;=39; [.B37]&gt;=40); [.C37]+[.D37]*1.5-40; IF([.A37]&lt;32; 0; &quot;&quot;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IF([.A38]&gt;=40; IF([.B38]&gt;=50; [.C38]+[.D38]*1.5-50; &quot;&quot;); IF(AND([.A38]&gt;=32; [.A38]&lt;=39; [.B38]&gt;=40); [.C38]+[.D38]*1.5-40; IF([.A38]&lt;32; 0; &quot;&quot;)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22:23.938000000</meta:creation-date>
    <dc:date>2023-12-03T13:31:02.218000000</dc:date>
    <meta:editing-duration>PT8M39S</meta:editing-duration>
    <meta:editing-cycles>1</meta:editing-cycles>
    <meta:document-statistic meta:table-count="1" meta:cell-count="54" meta:object-count="0"/>
    <meta:generator>LibreOffice/7.5.3.2$Windows_X86_64 LibreOffice_project/9f56dff12ba03b9acd7730a5a481eea045e468f3</meta:generator>
  </office:meta>
</office:document-meta>
</file>